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16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1.802cm" fo:min-width="3.884cm"/>
    </style:style>
    <style:style style:name="gr3" style:family="graphic" style:parent-style-name="standard">
      <style:graphic-properties draw:textarea-horizontal-align="justify" draw:textarea-vertical-align="middle" draw:auto-grow-height="false" fo:min-height="1.872cm" fo:min-width="1.976cm"/>
    </style:style>
    <style:style style:name="gr4" style:family="graphic" style:parent-style-name="standard">
      <style:graphic-properties draw:textarea-horizontal-align="justify" draw:textarea-vertical-align="middle" draw:auto-grow-height="false" fo:min-height="1.73cm" fo:min-width="1.764cm"/>
    </style:style>
    <style:style style:name="gr5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6" style:family="graphic" style:parent-style-name="standard">
      <style:graphic-properties draw:textarea-horizontal-align="justify" draw:textarea-vertical-align="middle" draw:auto-grow-height="false" fo:min-height="1.802cm" fo:min-width="1.9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66cm" fo:min-width="3.248cm"/>
    </style:style>
    <style:style style:name="gr9" style:family="graphic" style:parent-style-name="standard">
      <style:graphic-properties draw:textarea-horizontal-align="justify" draw:textarea-vertical-align="middle" draw:auto-grow-height="false" fo:min-height="1.66cm" fo:min-width="2.754cm"/>
    </style:style>
    <style:style style:name="gr10" style:family="graphic" style:parent-style-name="standard">
      <style:graphic-properties draw:textarea-horizontal-align="justify" draw:textarea-vertical-align="middle" draw:auto-grow-height="false" fo:min-height="1.66cm" fo:min-width="2.612cm"/>
    </style:style>
    <style:style style:name="gr11" style:family="graphic" style:parent-style-name="standard">
      <style:graphic-properties draw:textarea-horizontal-align="justify" draw:textarea-vertical-align="middle" draw:auto-grow-height="false" fo:min-height="1.872cm" fo:min-width="2.54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cm" svg:height="4.9cm" svg:x="1.3cm" svg:y="2.4cm">
          <text:p text:style-name="P1">Home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2cm" svg:height="2.9cm" svg:x="7.6cm" svg:y="2.8cm">
          <text:p text:style-name="P1">How-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3cm" svg:x="16.7cm" svg:y="2.2cm">
          <text:p text:style-name="P1">Ski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2cm" svg:height="2.8cm" svg:x="16.9cm" svg:y="5.8cm">
          <text:p text:style-name="P1">Boar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3cm" svg:x="16.8cm" svg:y="9.2cm">
          <text:p text:style-name="P1">Surf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cm" svg:height="2.9cm" svg:x="16.6cm" svg:y="13cm">
          <text:p text:style-name="P1">LongBoar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4cm" svg:height="2.9cm" svg:x="16.8cm" svg:y="17.2cm">
          <text:p text:style-name="P1">Sk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3.7cm" svg:y1="4.2cm" svg:x2="16.7cm" svg:y2="3.7cm">
          <text:p/>
        </draw:line>
        <draw:line draw:style-name="gr7" draw:text-style-name="P2" draw:layer="layout" svg:x1="13.8cm" svg:y1="4.2cm" svg:x2="16.9cm" svg:y2="7.1cm">
          <text:p/>
        </draw:line>
        <draw:line draw:style-name="gr7" draw:text-style-name="P2" draw:layer="layout" svg:x1="13.8cm" svg:y1="4.3cm" svg:x2="16.9cm" svg:y2="10.7cm">
          <text:p/>
        </draw:line>
        <draw:line draw:style-name="gr7" draw:text-style-name="P2" draw:layer="layout" svg:x1="13.8cm" svg:y1="4.2cm" svg:x2="16.6cm" svg:y2="14.5cm">
          <text:p/>
        </draw:line>
        <draw:line draw:style-name="gr7" draw:text-style-name="P2" draw:layer="layout" svg:x1="13.8cm" svg:y1="4.4cm" svg:x2="16.9cm" svg:y2="18.1cm">
          <text:p/>
        </draw:line>
        <draw:line draw:style-name="gr7" draw:text-style-name="P2" draw:layer="layout" svg:x1="6.4cm" svg:y1="6.5cm" svg:x2="8.5cm" svg:y2="5.3cm">
          <text:p/>
        </draw:line>
        <draw:custom-shape draw:style-name="gr8" draw:text-style-name="P1" draw:layer="layout" svg:width="5.3cm" svg:height="2.7cm" svg:x="8.2cm" svg:y="7.4cm">
          <text:p text:style-name="P1">Meet the t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3cm" svg:y1="6.7cm" svg:x2="8.3cm" svg:y2="8.7cm">
          <text:p/>
        </draw:line>
        <draw:custom-shape draw:style-name="gr9" draw:text-style-name="P1" draw:layer="layout" svg:width="4.6cm" svg:height="2.7cm" svg:x="8.5cm" svg:y="11.5cm">
          <text:p text:style-name="P1">Photo Gall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2cm" svg:y1="6.6cm" svg:x2="8.5cm" svg:y2="12.9cm">
          <text:p/>
        </draw:line>
        <draw:custom-shape draw:style-name="gr10" draw:text-style-name="P1" draw:layer="layout" svg:width="4.4cm" svg:height="2.7cm" svg:x="8.4cm" svg:y="15.5cm">
          <text:p text:style-name="P1">UpComing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178cm" svg:y1="6.648cm" svg:x2="8.622cm" svg:y2="16.852cm">
          <text:p/>
        </draw:line>
        <draw:custom-shape draw:style-name="gr11" draw:text-style-name="P1" draw:layer="layout" svg:width="4.3cm" svg:height="3cm" svg:x="8.5cm" svg:y="19.2cm">
          <text:p text:style-name="P1">Swag Z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4.3cm" svg:y1="7.4cm" svg:x2="8.5cm" svg:y2="20.7cm">
          <text:p/>
        </draw:line>
        <draw:custom-shape draw:style-name="gr10" draw:text-style-name="P1" draw:layer="layout" svg:width="4.4cm" svg:height="2.7cm" svg:x="8.2cm" svg:y="23.4cm">
          <text:p text:style-name="P1">FA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4.2cm" svg:y1="7.2cm" svg:x2="8.2cm" svg:y2="2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4:08:24.401970093</meta:creation-date>
    <dc:date>2018-06-26T14:15:40.837484376</dc:date>
    <meta:editing-duration>PT7M16S</meta:editing-duration>
    <meta:editing-cycles>1</meta:editing-cycles>
    <meta:document-statistic meta:object-count="23"/>
    <meta:generator>LibreOffice/5.1.6.2$Linux_X86_64 LibreOffice_project/10m0$Build-2</meta:generator>
  </office:meta>
</office:document-meta>
</file>